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Microsoft YaHei" svg:font-family="'Microsoft YaHei'"/>
    <style:font-face style:name="NSimSun" svg:font-family="NSimSun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08mm" table:align="margins"/>
    </style:style>
    <style:style style:name="Table1.A" style:family="table-column">
      <style:table-column-properties style:column-width="27.01mm" style:rel-column-width="16383*"/>
    </style:style>
    <style:style style:name="Table1.D" style:family="table-column">
      <style:table-column-properties style:column-width="27.01mm" style:rel-column-width="16386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08mm" table:align="margins"/>
    </style:style>
    <style:style style:name="Table2.A" style:family="table-column">
      <style:table-column-properties style:column-width="27.01mm" style:rel-column-width="16383*"/>
    </style:style>
    <style:style style:name="Table2.D" style:family="table-column">
      <style:table-column-properties style:column-width="27.01mm" style:rel-column-width="16386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08mm" table:align="margins"/>
    </style:style>
    <style:style style:name="Table3.A" style:family="table-column">
      <style:table-column-properties style:column-width="27.01mm" style:rel-column-width="16383*"/>
    </style:style>
    <style:style style:name="Table3.D" style:family="table-column">
      <style:table-column-properties style:column-width="27.01mm" style:rel-column-width="1638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Object_20_index_20_1">
      <style:paragraph-properties>
        <style:tab-stops>
          <style:tab-stop style:position="108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">
      <style:paragraph-properties fo:keep-with-next="always"/>
    </style:style>
    <style:style style:name="P4" style:family="paragraph" style:parent-style-name="Table_20_index_20_1">
      <style:paragraph-properties>
        <style:tab-stops>
          <style:tab-stop style:position="108mm" style:type="right" style:leader-style="dotted" style:leader-text="."/>
        </style:tab-stops>
      </style:paragraph-properties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ins</text:p>
      <text:p text:style-name="P3">Table <text:sequence text:ref-name="refTable0" text:name="Table" text:formula="ooow:Table+1" style:num-format="1">1</text:sequence>: Eins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D</text:p>
          </table:table-cell>
          <table:table-cell table:style-name="Table1.D1" office:value-type="string">
            <text:p text:style-name="Table_20_Contents">F</text:p>
          </table:table-cell>
        </table:table-row>
        <table:table-row>
          <table:table-cell table:style-name="Table1.A2" office:value-type="string">
            <text:p text:style-name="Table_20_Contents">G</text:p>
          </table:table-cell>
          <table:table-cell table:style-name="Table1.A2" office:value-type="string">
            <text:p text:style-name="Table_20_Contents">H</text:p>
          </table:table-cell>
          <table:table-cell table:style-name="Table1.A2" office:value-type="string">
            <text:p text:style-name="Table_20_Contents">J</text:p>
          </table:table-cell>
          <table:table-cell table:style-name="Table1.D2" office:value-type="string">
            <text:p text:style-name="Table_20_Contents">k</text:p>
          </table:table-cell>
        </table:table-row>
      </table:table>
      <text:p text:style-name="Standard"><draw:frame draw:style-name="fr1" draw:name="Pythagoras" text:anchor-type="as-char" svg:width="18.89mm" svg:height="5.27mm" draw:z-index="0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2">Zwei</text:p>
      <text:p text:style-name="P3">Table <text:sequence text:ref-name="refTable1" text:name="Table" text:formula="ooow:Table+1" style:num-format="1">2</text:sequence>: Zwei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q</text:p>
          </table:table-cell>
          <table:table-cell table:style-name="Table2.A1" office:value-type="string">
            <text:p text:style-name="Table_20_Contents">w</text:p>
          </table:table-cell>
          <table:table-cell table:style-name="Table2.A1" office:value-type="string">
            <text:p text:style-name="Table_20_Contents">e</text:p>
          </table:table-cell>
          <table:table-cell table:style-name="Table2.D1" office:value-type="string">
            <text:p text:style-name="Table_20_Contents">r</text:p>
          </table:table-cell>
        </table:table-row>
        <table:table-row>
          <table:table-cell table:style-name="Table2.A2" office:value-type="string">
            <text:p text:style-name="Table_20_Contents">t</text:p>
          </table:table-cell>
          <table:table-cell table:style-name="Table2.A2" office:value-type="string">
            <text:p text:style-name="Table_20_Contents">z</text:p>
          </table:table-cell>
          <table:table-cell table:style-name="Table2.A2" office:value-type="string">
            <text:p text:style-name="Table_20_Contents">u</text:p>
          </table:table-cell>
          <table:table-cell table:style-name="Table2.D2" office:value-type="string">
            <text:p text:style-name="Table_20_Contents">i</text:p>
          </table:table-cell>
        </table:table-row>
      </table:table>
      <text:p text:style-name="Standard"/>
      <text:p text:style-name="Standard"><draw:frame draw:style-name="fr1" draw:name="Kreis" text:anchor-type="as-char" svg:width="16.47mm" svg:height="5.27mm" draw:z-index="1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2">drei</text:p>
      <text:p text:style-name="P3">Table <text:sequence text:ref-name="refTable2" text:name="Table" text:formula="ooow:Table+1" style:num-format="1">3</text:sequence>: Drei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y</text:p>
          </table:table-cell>
          <table:table-cell table:style-name="Table3.A1" office:value-type="string">
            <text:p text:style-name="Table_20_Contents">x</text:p>
          </table:table-cell>
          <table:table-cell table:style-name="Table3.A1" office:value-type="string">
            <text:p text:style-name="Table_20_Contents">c</text:p>
          </table:table-cell>
          <table:table-cell table:style-name="Table3.D1" office:value-type="string">
            <text:p text:style-name="Table_20_Contents">v</text:p>
          </table:table-cell>
        </table:table-row>
        <table:table-row>
          <table:table-cell table:style-name="Table3.A2" office:value-type="string">
            <text:p text:style-name="Table_20_Contents">b</text:p>
          </table:table-cell>
          <table:table-cell table:style-name="Table3.A2" office:value-type="string">
            <text:p text:style-name="Table_20_Contents">n</text:p>
          </table:table-cell>
          <table:table-cell table:style-name="Table3.A2" office:value-type="string">
            <text:p text:style-name="Table_20_Contents">m</text:p>
          </table:table-cell>
          <table:table-cell table:style-name="Table3.D2" office:value-type="string">
            <text:p text:style-name="Table_20_Contents">,</text:p>
          </table:table-cell>
        </table:table-row>
      </table:table>
      <text:p text:style-name="Standard"/>
      <text:p text:style-name="Standard"><draw:frame draw:style-name="fr1" draw:name="Binom" text:anchor-type="as-char" svg:width="37.31mm" svg:height="5.57mm" draw:z-index="2"><draw:object xlink:href="./Object 3" xlink:type="simple" xlink:show="embed" xlink:actuate="onLoad"/><draw:image xlink:href="./ObjectReplacements/Object 3" xlink:type="simple" xlink:show="embed" xlink:actuate="onLoad"/>
    </draw:frame></text:p>
      <text:p text:style-name="P2">Index</text:p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4"><text:a xlink:type="simple" xlink:href="#Table!0|sequence" text:style-name="Index_20_Link" text:visited-style-name="Index_20_Link">Table 1: Eins<text:tab/>1</text:a></text:p>
          <text:p text:style-name="P4"><text:a xlink:type="simple" xlink:href="#Table!1|sequence" text:style-name="Index_20_Link" text:visited-style-name="Index_20_Link">Table 2: Zwei<text:tab/>2</text:a></text:p>
          <text:p text:style-name="P4"><text:a xlink:type="simple" xlink:href="#Table!2|sequence" text:style-name="Index_20_Link" text:visited-style-name="Index_20_Link">Table 3: Drei<text:tab/>3</text:a></text:p>
        </text:index-body>
      </text:table-index>
      <text:p text:style-name="Standard"/>
      <text:p text:style-name="P2">Objekte</text:p>
      <text:object-index text:style-name="Sect1" text:protected="true" text:name="Table of Objects1">
        <text:object-index-source text:use-other-objects="true" text:use-spreadsheet-objects="true" text:use-chart-objects="true" text:use-draw-objects="true" text:use-math-objects="true">
          <text:index-title-template text:style-name="Object_20_index_20_heading">Table of Objects</text:index-title-template>
          <text:object-index-entry-template text:style-name="Object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object-index-entry-template>
        </text:object-index-source>
        <text:index-body>
          <text:index-title text:style-name="Sect1" text:name="Table of Objects1_Head">
            <text:p text:style-name="Object_20_index_20_heading">Table of Objects</text:p>
          </text:index-title>
          <text:p text:style-name="P1"><text:a xlink:type="simple" xlink:href="#Pythagoras|ole" text:style-name="Index_20_Link" text:visited-style-name="Index_20_Link">Pythagoras<text:tab/></text:a><text:a xlink:type="simple" xlink:href="#Pythagoras|ole" text:style-name="Index_20_Link" text:visited-style-name="Index_20_Link"><text:span text:style-name="Index_20_Link">1</text:span></text:a></text:p>
          <text:p text:style-name="P1"><text:a xlink:type="simple" xlink:href="#Kreis|ole" text:style-name="Index_20_Link" text:visited-style-name="Index_20_Link">Kreis<text:tab/></text:a><text:a xlink:type="simple" xlink:href="#Kreis|ole" text:style-name="Index_20_Link" text:visited-style-name="Index_20_Link"><text:span text:style-name="Index_20_Link">2</text:span></text:a></text:p>
          <text:p text:style-name="P1"><text:a xlink:type="simple" xlink:href="#Binom|ole" text:style-name="Index_20_Link" text:visited-style-name="Index_20_Link">Binom<text:tab/></text:a><text:a xlink:type="simple" xlink:href="#Binom|ole" text:style-name="Index_20_Link" text:visited-style-name="Index_20_Link"><text:span text:style-name="Index_20_Link">3</text:span></text:a></text:p>
        </text:index-body>
      </text:object-index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Microsoft YaHei" svg:font-family="'Microsoft YaHei'"/>
    <style:font-face style:name="NSimSun" svg:font-family="NSimSun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ja" style:country-asian="JP" style:font-name-complex="Lucida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ja" style:country-asian="JP" style:font-name-complex="Lucida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size-asian="14pt" style:font-name-complex="Lucida Sans" style:font-family-complex="'Lucida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asian="NSimSun" style:font-family-asian="NSimSu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NSimSun" style:font-family-asian="NSimSun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SimSun" style:font-family-asian="NSimSun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3.99mm" style:type="center"/>
          <style:tab-stop style:position="108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3.99mm" style:type="center"/>
          <style:tab-stop style:position="10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08m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08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text-underline-style="solid" style:text-underline-type="double" style:text-underline-width="auto" style:text-underline-color="#0000f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draw:wrap-influence-on-position="once-concur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30T21:18:58.589000000</meta:creation-date>
    <dc:date>2020-05-30T21:32:32.633000000</dc:date>
    <dc:creator>Regina Henschel</dc:creator>
    <meta:editing-duration>PT3M10S</meta:editing-duration>
    <meta:editing-cycles>2</meta:editing-cycles>
    <meta:generator>LO70beta1/7.0.0.0.beta1$Windows_X86_64 LibreOffice_project/f92220b73d971e9d760c545efd60179ad1b6902a</meta:generator>
    <meta:document-statistic meta:table-count="3" meta:image-count="0" meta:object-count="3" meta:page-count="5" meta:paragraph-count="44" meta:word-count="63" meta:character-count="190" meta:non-whitespace-character-count="168"/>
  </office:meta>
</office:document-meta>
</file>

<file path=Object 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+b^2=c^2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sup>
          <mi>r</mi>
          <mn>2</mn>
        </msup>
        <mo stretchy="false">⋅</mo>
        <mi>π</mi>
      </mrow>
    </mrow>
    <annotation encoding="StarMath 5.0">A=r^2 cdot %pi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+</mo>
          <msup>
            <mi>b</mi>
            <mn>2</mn>
          </msup>
        </mrow>
      </mrow>
    </mrow>
    <annotation encoding="StarMath 5.0">(a+b)(a-b)=a^2+b^2</annotation>
  </semantics>
</math>
</file>